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30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harity S.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October 3, 1892</text:p>
      <text:p text:style-name="P6">Month<text:tab/><text:tab/><text:tab/><text:tab/><text:tab/><text:tab/>Octo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</text:p>
      <text:p text:style-name="P6">State<text:tab/><text:tab/><text:tab/><text:tab/><text:tab/><text:tab/></text:p>
      <text:p text:style-name="P6">Country<text:tab/><text:tab/><text:tab/><text:tab/><text:tab/>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1537 North Eighth St./</text:p>
      <text:p text:style-name="P4">October 3rd./</text:p>
      <text:p text:style-name="P3">Dear Doctor;/</text:p>
      <text:p text:style-name="P3"><text:tab/>We all hope/ you have partly at/ least, gotten over the/ fatigue of Kippur/ and not feeling any/ ill effects from it./ <text:s/>I do think you/ are the most wonderful/ man in the United-/States. <text:s/>Mother and/ sisters join me in/ wishing you many/ returns of Succoth./</text:p>
      <text:p text:style-name="P3"><text:tab/>Your's sincerely/</text:p>
      <text:p text:style-name="P3"><text:tab/><text:tab/>Charity S. Coh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29:10.14</meta:creation-date>
    <dc:date>2011-12-06T15:32:35.48</dc:date>
    <dc:creator>Penn Libraries</dc:creator>
    <meta:editing-duration>PT00H03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21" meta:character-count="1598"/>
  </office:meta>
</office:document-meta>
</file>